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88584" calcext:value-type="float">
            <text:p>183.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5432" calcext:value-type="float">
            <text:p>183.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3344" calcext:value-type="float">
            <text:p>183.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6288" calcext:value-type="float">
            <text:p>183.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9336" calcext:value-type="float">
            <text:p>183.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5432" calcext:value-type="float">
            <text:p>183.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768" calcext:value-type="float">
            <text:p>183.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28792" calcext:value-type="float">
            <text:p>185.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672" calcext:value-type="float">
            <text:p>183.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4576" calcext:value-type="float">
            <text:p>183.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672" calcext:value-type="float">
            <text:p>183.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5432" calcext:value-type="float">
            <text:p>183.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372" calcext:value-type="float">
            <text:p>183.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15432" calcext:value-type="float">
            <text:p>183.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4576" calcext:value-type="float">
            <text:p>183.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672" calcext:value-type="float">
            <text:p>183.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372" calcext:value-type="float">
            <text:p>183.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672" calcext:value-type="float">
            <text:p>183.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2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624" calcext:value-type="float">
            <text:p>183.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2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5912" calcext:value-type="float">
            <text:p>183.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896" calcext:value-type="float">
            <text:p>183.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372" calcext:value-type="float">
            <text:p>183.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372" calcext:value-type="float">
            <text:p>183.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9816" calcext:value-type="float">
            <text:p>183.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372" calcext:value-type="float">
            <text:p>183.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624" calcext:value-type="float">
            <text:p>183.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672" calcext:value-type="float">
            <text:p>183.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768" calcext:value-type="float">
            <text:p>183.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1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4576" calcext:value-type="float">
            <text:p>183.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1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4576" calcext:value-type="float">
            <text:p>183.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1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7624" calcext:value-type="float">
            <text:p>183.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4576" calcext:value-type="float">
            <text:p>183.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0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672" calcext:value-type="float">
            <text:p>183.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0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372" calcext:value-type="float">
            <text:p>183.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0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21528" calcext:value-type="float">
            <text:p>183.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768" calcext:value-type="float">
            <text:p>183.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372" calcext:value-type="float">
            <text:p>183.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0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3344" calcext:value-type="float">
            <text:p>183.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0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672" calcext:value-type="float">
            <text:p>183.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0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64632" calcext:value-type="float">
            <text:p>183.3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0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9816" calcext:value-type="float">
            <text:p>183.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200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372" calcext:value-type="float">
            <text:p>183.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9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896" calcext:value-type="float">
            <text:p>183.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98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0672" calcext:value-type="float">
            <text:p>183.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9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9816" calcext:value-type="float">
            <text:p>183.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9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5912" calcext:value-type="float">
            <text:p>183.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9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2864" calcext:value-type="float">
            <text:p>183.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9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642" calcext:value-type="float">
            <text:p>183.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9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45912" calcext:value-type="float">
            <text:p>183.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9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2008" calcext:value-type="float">
            <text:p>183.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9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58104" calcext:value-type="float">
            <text:p>183.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9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0296" calcext:value-type="float">
            <text:p>183.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8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3344" calcext:value-type="float">
            <text:p>183.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8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3824" calcext:value-type="float">
            <text:p>184.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88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6872" calcext:value-type="float">
            <text:p>184.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8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8688" calcext:value-type="float">
            <text:p>184.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87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2968" calcext:value-type="float">
            <text:p>184.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8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3448" calcext:value-type="float">
            <text:p>184.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86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064" calcext:value-type="float">
            <text:p>184.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86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064" calcext:value-type="float">
            <text:p>184.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85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19064" calcext:value-type="float">
            <text:p>184.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8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88" calcext:value-type="float">
            <text:p>184.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8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516" calcext:value-type="float">
            <text:p>184.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8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944" calcext:value-type="float">
            <text:p>183.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8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37352" calcext:value-type="float">
            <text:p>184.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8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564" calcext:value-type="float">
            <text:p>184.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6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3824" calcext:value-type="float">
            <text:p>184.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007111183601</text:p>
          </table:table-cell>
          <table:table-cell office:value-type="string" calcext:value-type="string">
            <text:p>D-16-10 34BAA [NO 3]</text:p>
          </table:table-cell>
          <table:table-cell office:value-type="string" calcext:value-type="string">
            <text:p>196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6496" calcext:value-type="float">
            <text:p>184.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